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9ee8"/>
    </style:style>
    <style:style style:name="P2" style:family="paragraph" style:parent-style-name="Text_20_body">
      <style:text-properties fo:font-weight="normal" officeooo:rsid="0012a964" officeooo:paragraph-rsid="0017bd31" style:font-weight-asian="normal" style:font-weight-complex="normal"/>
    </style:style>
    <style:style style:name="P3" style:family="paragraph" style:parent-style-name="Text_20_body">
      <style:text-properties fo:font-weight="normal" officeooo:rsid="0023e4e1" officeooo:paragraph-rsid="0023e4e1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342f2d" officeooo:paragraph-rsid="00342f2d" style:font-weight-asian="normal" style:font-weight-complex="normal"/>
    </style:style>
    <style:style style:name="P5" style:family="paragraph" style:parent-style-name="Text_20_body">
      <style:text-properties officeooo:paragraph-rsid="0012a964"/>
    </style:style>
    <style:style style:name="P6" style:family="paragraph" style:parent-style-name="Text_20_body">
      <style:text-properties officeooo:paragraph-rsid="0026d68d"/>
    </style:style>
    <style:style style:name="P7" style:family="paragraph" style:parent-style-name="Text_20_body">
      <style:text-properties officeooo:rsid="002ea3cd" officeooo:paragraph-rsid="002ea3cd"/>
    </style:style>
    <style:style style:name="P8" style:family="paragraph" style:parent-style-name="Text_20_body">
      <style:text-properties style:font-name="Liberation Serif" fo:font-weight="bold" officeooo:rsid="0026df21" officeooo:paragraph-rsid="0026d68d" style:font-weight-asian="bold" style:font-weight-complex="bold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4de8e0" officeooo:paragraph-rsid="00552c94" fo:background-color="transparent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officeooo:rsid="0052d0f2" officeooo:paragraph-rsid="0052d0f2"/>
    </style:style>
    <style:style style:name="P11" style:family="paragraph" style:parent-style-name="Title">
      <style:text-properties officeooo:rsid="0004d6c3" officeooo:paragraph-rsid="0004d6c3"/>
    </style:style>
    <style:style style:name="P12" style:family="paragraph" style:parent-style-name="Standard">
      <style:text-properties fo:font-weight="normal" officeooo:rsid="0012a964" officeooo:paragraph-rsid="002ee0c0" style:font-weight-asian="normal" style:font-weight-complex="normal"/>
    </style:style>
    <style:style style:name="P13" style:family="paragraph" style:parent-style-name="Standard">
      <style:text-properties fo:font-weight="normal" officeooo:rsid="0012a964" officeooo:paragraph-rsid="00359652" style:font-weight-asian="normal" style:font-weight-complex="normal"/>
    </style:style>
    <style:style style:name="P14" style:family="paragraph" style:parent-style-name="Standard">
      <style:text-properties fo:font-weight="normal" officeooo:rsid="0012a964" officeooo:paragraph-rsid="0043763f" style:font-weight-asian="normal" style:font-weight-complex="normal"/>
    </style:style>
    <style:style style:name="P15" style:family="paragraph" style:parent-style-name="Standard">
      <style:text-properties fo:font-size="14pt" fo:font-weight="bold" officeooo:rsid="0006bd10" officeooo:paragraph-rsid="00359652" style:font-size-asian="14pt" style:font-weight-asian="bold" style:font-size-complex="14pt" style:font-weight-complex="bold"/>
    </style:style>
    <style:style style:name="P16" style:family="paragraph" style:parent-style-name="Heading_20_1">
      <style:text-properties officeooo:rsid="0004d6c3" officeooo:paragraph-rsid="0004d6c3"/>
    </style:style>
    <style:style style:name="P17" style:family="paragraph" style:parent-style-name="Heading_20_1">
      <style:text-properties officeooo:rsid="000ea650" officeooo:paragraph-rsid="000ea650"/>
    </style:style>
    <style:style style:name="P18" style:family="paragraph" style:parent-style-name="Heading_20_1">
      <style:text-properties officeooo:rsid="0027edf8" officeooo:paragraph-rsid="0027edf8"/>
    </style:style>
    <style:style style:name="P19" style:family="paragraph" style:parent-style-name="Heading_20_1">
      <style:text-properties officeooo:rsid="002d3456" officeooo:paragraph-rsid="002d3456"/>
    </style:style>
    <style:style style:name="P20" style:family="paragraph" style:parent-style-name="Heading_20_1">
      <style:text-properties officeooo:rsid="00352dfd" officeooo:paragraph-rsid="00352dfd"/>
    </style:style>
    <style:style style:name="P21" style:family="paragraph" style:parent-style-name="Heading_20_1">
      <style:text-properties officeooo:rsid="00406789" officeooo:paragraph-rsid="00406789"/>
    </style:style>
    <style:style style:name="P22" style:family="paragraph" style:parent-style-name="Heading_20_1">
      <style:text-properties officeooo:rsid="0052d0f2" officeooo:paragraph-rsid="0052d0f2"/>
    </style:style>
    <style:style style:name="P23" style:family="paragraph" style:parent-style-name="Standard" style:list-style-name="L3">
      <style:text-properties fo:font-weight="normal" officeooo:rsid="0012a964" officeooo:paragraph-rsid="002b37fc" style:font-weight-asian="normal" style:font-weight-complex="normal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style:font-name="Liberation Serif" officeooo:rsid="0004d6c3"/>
    </style:style>
    <style:style style:name="P26" style:family="paragraph" style:parent-style-name="Text_20_body" style:list-style-name="L1">
      <style:text-properties style:font-name="Liberation Serif" officeooo:rsid="0004d6c3" officeooo:paragraph-rsid="0004d6c3"/>
    </style:style>
    <style:style style:name="P27" style:family="paragraph" style:parent-style-name="Text_20_body" style:list-style-name="L1">
      <style:text-properties fo:font-size="14pt" fo:font-weight="bold" officeooo:rsid="0006bd10" officeooo:paragraph-rsid="00162d48" style:font-size-asian="14pt" style:font-weight-asian="bold" style:font-size-complex="14pt" style:font-weight-complex="bold"/>
    </style:style>
    <style:style style:name="P28" style:family="paragraph" style:parent-style-name="Text_20_body" style:list-style-name="L1">
      <style:paragraph-properties fo:text-align="start" style:justify-single-word="false"/>
      <style:text-properties fo:font-weight="normal" officeooo:rsid="0006bd10" officeooo:paragraph-rsid="00162d48" style:font-weight-asian="normal" style:font-weight-complex="normal"/>
    </style:style>
    <style:style style:name="P29" style:family="paragraph" style:parent-style-name="Text_20_body" style:list-style-name="L1">
      <style:paragraph-properties fo:text-align="start" style:justify-single-word="false"/>
      <style:text-properties fo:font-weight="normal" officeooo:rsid="000ca508" officeooo:paragraph-rsid="00162d48" style:font-weight-asian="normal" style:font-weight-complex="normal"/>
    </style:style>
    <style:style style:name="P30" style:family="paragraph" style:parent-style-name="Text_20_body" style:list-style-name="L2">
      <style:text-properties fo:font-weight="normal" officeooo:rsid="00108b83" officeooo:paragraph-rsid="00108b83" style:font-weight-asian="normal" style:font-weight-complex="normal"/>
    </style:style>
    <style:style style:name="P31" style:family="paragraph" style:parent-style-name="Text_20_body" style:list-style-name="L2">
      <style:text-properties fo:font-weight="normal" officeooo:rsid="0012a964" officeooo:paragraph-rsid="0012a964" style:font-weight-asian="normal" style:font-weight-complex="normal"/>
    </style:style>
    <style:style style:name="P32" style:family="paragraph" style:parent-style-name="Text_20_body" style:list-style-name="L1">
      <style:paragraph-properties fo:text-align="start" style:justify-single-word="false"/>
      <style:text-properties fo:font-weight="normal" officeooo:rsid="001977de" officeooo:paragraph-rsid="001977de" style:font-weight-asian="normal" style:font-weight-complex="normal"/>
    </style:style>
    <style:style style:name="P33" style:family="paragraph" style:parent-style-name="Text_20_body" style:list-style-name="L3">
      <style:paragraph-properties fo:text-align="start" style:justify-single-word="false"/>
      <style:text-properties fo:font-weight="normal" officeooo:rsid="002d29da" officeooo:paragraph-rsid="002d29da" style:font-weight-asian="normal" style:font-weight-complex="normal"/>
    </style:style>
    <style:style style:name="P34" style:family="paragraph" style:parent-style-name="Text_20_body" style:list-style-name="L1">
      <style:paragraph-properties fo:text-align="start" style:justify-single-word="false"/>
      <style:text-properties fo:font-weight="normal" officeooo:rsid="0030ace9" officeooo:paragraph-rsid="0030ace9" style:font-weight-asian="normal" style:font-weight-complex="normal"/>
    </style:style>
    <style:style style:name="P35" style:family="paragraph" style:parent-style-name="Text_20_body" style:list-style-name="L1">
      <style:paragraph-properties fo:text-align="start" style:justify-single-word="false"/>
      <style:text-properties fo:font-weight="normal" officeooo:rsid="00315f5d" officeooo:paragraph-rsid="00315f5d" style:font-weight-asian="normal" style:font-weight-complex="normal"/>
    </style:style>
    <style:style style:name="P36" style:family="paragraph" style:parent-style-name="Text_20_body" style:list-style-name="L1">
      <style:paragraph-properties fo:text-align="start" style:justify-single-word="false"/>
      <style:text-properties fo:font-weight="normal" officeooo:rsid="00342f2d" officeooo:paragraph-rsid="00342f2d" style:font-weight-asian="normal" style:font-weight-complex="normal"/>
    </style:style>
    <style:style style:name="P37" style:family="paragraph" style:parent-style-name="Text_20_body" style:list-style-name="L1">
      <style:paragraph-properties fo:text-align="start" style:justify-single-word="false"/>
      <style:text-properties fo:font-weight="normal" officeooo:rsid="00375273" officeooo:paragraph-rsid="00375273" style:font-weight-asian="normal" style:font-weight-complex="normal"/>
    </style:style>
    <style:style style:name="P38" style:family="paragraph" style:parent-style-name="Text_20_body" style:list-style-name="L6">
      <style:text-properties fo:font-weight="normal" officeooo:rsid="004257db" officeooo:paragraph-rsid="004257db" style:font-weight-asian="normal" style:font-weight-complex="normal"/>
    </style:style>
    <style:style style:name="P39" style:family="paragraph" style:parent-style-name="Text_20_body" style:list-style-name="L1">
      <style:paragraph-properties fo:text-align="start" style:justify-single-word="false"/>
      <style:text-properties fo:font-weight="bold" officeooo:rsid="000a2adf" officeooo:paragraph-rsid="00162d48" style:font-weight-asian="bold" style:font-weight-complex="bold"/>
    </style:style>
    <style:style style:name="P40" style:family="paragraph" style:parent-style-name="Text_20_body" style:list-style-name="L1">
      <style:paragraph-properties fo:text-align="start" style:justify-single-word="false"/>
      <style:text-properties fo:font-weight="bold" officeooo:rsid="000a2adf" officeooo:paragraph-rsid="0017bd31" style:font-weight-asian="bold" style:font-weight-complex="bold"/>
    </style:style>
    <style:style style:name="P41" style:family="paragraph" style:parent-style-name="Text_20_body" style:list-style-name="L2">
      <style:text-properties fo:font-weight="bold" officeooo:rsid="0011b63c" officeooo:paragraph-rsid="0011b63c" style:font-weight-asian="bold" style:font-weight-complex="bold"/>
    </style:style>
    <style:style style:name="P42" style:family="paragraph" style:parent-style-name="Text_20_body" style:list-style-name="L1">
      <style:paragraph-properties fo:text-align="start" style:justify-single-word="false"/>
      <style:text-properties fo:font-weight="bold" officeooo:rsid="001977de" officeooo:paragraph-rsid="001977de" style:font-weight-asian="bold" style:font-weight-complex="bold"/>
    </style:style>
    <style:style style:name="P43" style:family="paragraph" style:parent-style-name="Text_20_body" style:list-style-name="L1">
      <style:paragraph-properties fo:text-align="start" style:justify-single-word="false"/>
      <style:text-properties fo:font-weight="bold" officeooo:rsid="0033791a" officeooo:paragraph-rsid="003c4e66" style:font-weight-asian="bold" style:font-weight-complex="bold"/>
    </style:style>
    <style:style style:name="P44" style:family="paragraph" style:parent-style-name="Text_20_body" style:list-style-name="L6">
      <style:text-properties fo:font-weight="bold" officeooo:rsid="004257db" officeooo:paragraph-rsid="004257db" style:font-weight-asian="bold" style:font-weight-complex="bold"/>
    </style:style>
    <style:style style:name="P45" style:family="paragraph" style:parent-style-name="Text_20_body" style:list-style-name="L2">
      <style:text-properties officeooo:rsid="000ea650" officeooo:paragraph-rsid="000ea650"/>
    </style:style>
    <style:style style:name="P46" style:family="paragraph" style:parent-style-name="Text_20_body" style:list-style-name="L1">
      <style:paragraph-properties fo:text-align="start" style:justify-single-word="false"/>
      <style:text-properties officeooo:rsid="0017bd31" officeooo:paragraph-rsid="0017bd31"/>
    </style:style>
    <style:style style:name="P47" style:family="paragraph" style:parent-style-name="Text_20_body" style:list-style-name="L1">
      <style:paragraph-properties fo:text-align="start" style:justify-single-word="false"/>
      <style:text-properties officeooo:rsid="001977de" officeooo:paragraph-rsid="001977de"/>
    </style:style>
    <style:style style:name="P48" style:family="paragraph" style:parent-style-name="Text_20_body" style:list-style-name="L3">
      <style:text-properties officeooo:rsid="0027edf8" officeooo:paragraph-rsid="0027edf8"/>
    </style:style>
    <style:style style:name="P49" style:family="paragraph" style:parent-style-name="Text_20_body" style:list-style-name="L3">
      <style:text-properties officeooo:rsid="0029a2f7" officeooo:paragraph-rsid="0029a2f7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rsid="002b37fc" officeooo:paragraph-rsid="002b37fc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rsid="002b37fc" officeooo:paragraph-rsid="002d29da"/>
    </style:style>
    <style:style style:name="P52" style:family="paragraph" style:parent-style-name="Text_20_body" style:list-style-name="L4">
      <style:text-properties officeooo:rsid="002d3456" officeooo:paragraph-rsid="002d3456"/>
    </style:style>
    <style:style style:name="P53" style:family="paragraph" style:parent-style-name="Text_20_body" style:list-style-name="L4">
      <style:text-properties officeooo:rsid="002ea3cd" officeooo:paragraph-rsid="002ea3cd"/>
    </style:style>
    <style:style style:name="P54" style:family="paragraph" style:parent-style-name="Text_20_body" style:list-style-name="L1">
      <style:paragraph-properties fo:text-align="start" style:justify-single-word="false"/>
      <style:text-properties fo:font-style="italic" fo:font-weight="normal" officeooo:rsid="0030ace9" officeooo:paragraph-rsid="0030ace9" style:font-style-asian="italic" style:font-weight-asian="normal" style:font-style-complex="italic" style:font-weight-complex="normal"/>
    </style:style>
    <style:style style:name="P55" style:family="paragraph" style:parent-style-name="Text_20_body" style:list-style-name="L1">
      <style:paragraph-properties fo:text-align="start" style:justify-single-word="false"/>
      <style:text-properties fo:font-style="italic" officeooo:rsid="0033791a" officeooo:paragraph-rsid="003c4e66" style:font-style-asian="italic" style:font-style-complex="italic"/>
    </style:style>
    <style:style style:name="P56" style:family="paragraph" style:parent-style-name="Text_20_body" style:list-style-name="L1">
      <style:paragraph-properties fo:text-align="start" style:justify-single-word="false"/>
      <style:text-properties officeooo:rsid="0033791a" officeooo:paragraph-rsid="0033791a"/>
    </style:style>
    <style:style style:name="P57" style:family="paragraph" style:parent-style-name="Text_20_body" style:list-style-name="L5">
      <style:text-properties officeooo:rsid="00352dfd" officeooo:paragraph-rsid="00352dfd"/>
    </style:style>
    <style:style style:name="P58" style:family="paragraph" style:parent-style-name="Text_20_body" style:list-style-name="L5">
      <style:text-properties officeooo:rsid="00352dfd" officeooo:paragraph-rsid="00359652"/>
    </style:style>
    <style:style style:name="P59" style:family="paragraph" style:parent-style-name="Text_20_body" style:list-style-name="L1">
      <style:paragraph-properties fo:text-align="start" style:justify-single-word="false"/>
      <style:text-properties officeooo:rsid="00384a56" officeooo:paragraph-rsid="00385d26"/>
    </style:style>
    <style:style style:name="P60" style:family="paragraph" style:parent-style-name="Text_20_body" style:list-style-name="L1">
      <style:paragraph-properties fo:text-align="start" style:justify-single-word="false"/>
      <style:text-properties fo:font-style="normal" officeooo:rsid="003d7493" officeooo:paragraph-rsid="003d7493" style:font-style-asian="normal" style:font-style-complex="normal"/>
    </style:style>
    <style:style style:name="P61" style:family="paragraph" style:parent-style-name="Text_20_body" style:list-style-name="L6">
      <style:text-properties officeooo:rsid="004257db" officeooo:paragraph-rsid="004257db"/>
    </style:style>
    <style:style style:name="P62" style:family="paragraph" style:parent-style-name="Text_20_body" style:list-style-name="L1">
      <style:paragraph-properties fo:text-align="start" style:justify-single-word="false"/>
      <style:text-properties fo:color="#000000" fo:font-style="normal" fo:font-weight="normal" officeooo:rsid="0046bba5" officeooo:paragraph-rsid="0048aafd" fo:background-color="transparent" style:font-style-asian="normal" style:font-weight-asian="normal" style:font-style-complex="normal" style:font-weight-complex="normal"/>
    </style:style>
    <style:style style:name="P63" style:family="paragraph" style:parent-style-name="Text_20_body" style:list-style-name="L7">
      <style:paragraph-properties fo:text-align="start" style:justify-single-word="false"/>
      <style:text-properties fo:color="#000000" fo:font-style="normal" fo:font-weight="normal" officeooo:rsid="00552c94" officeooo:paragraph-rsid="00552c94" fo:background-color="transparent" style:font-style-asian="normal" style:font-weight-asian="normal" style:font-style-complex="normal" style:font-weight-complex="normal"/>
    </style:style>
    <style:style style:name="P64" style:family="paragraph" style:parent-style-name="Text_20_body" style:list-style-name="L1">
      <style:paragraph-properties fo:text-align="start" style:justify-single-word="false"/>
      <style:text-properties fo:color="#000000" fo:font-style="normal" fo:font-weight="bold" officeooo:rsid="0048aafd" officeooo:paragraph-rsid="0048aafd" fo:background-color="transparent" style:font-style-asian="normal" style:font-weight-asian="bold" style:font-style-complex="normal" style:font-weight-complex="bold"/>
    </style:style>
    <style:style style:name="P65" style:family="paragraph" style:parent-style-name="Text_20_body" style:list-style-name="L1">
      <style:paragraph-properties fo:text-align="start" style:justify-single-word="false"/>
      <style:text-properties fo:color="#000000" fo:font-style="italic" fo:font-weight="normal" officeooo:rsid="004de8e0" officeooo:paragraph-rsid="004de8e0" fo:background-color="transparent" style:font-style-asian="italic" style:font-weight-asian="normal" style:font-style-complex="italic" style:font-weight-complex="normal"/>
    </style:style>
    <style:style style:name="P66" style:family="paragraph" style:parent-style-name="Text_20_body" style:list-style-name="L7">
      <style:paragraph-properties fo:text-align="start" style:justify-single-word="false"/>
      <style:text-properties fo:color="#000000" fo:font-style="italic" fo:font-weight="normal" officeooo:rsid="0055e12a" officeooo:paragraph-rsid="0055e12a" fo:background-color="transparent" style:font-style-asian="italic" style:font-weight-asian="normal" style:font-style-complex="italic" style:font-weight-complex="normal"/>
    </style:style>
    <style:style style:name="P67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b42c9" officeooo:paragraph-rsid="004b42c9" fo:background-color="transparent" style:font-style-asian="normal" style:font-weight-asian="normal" style:font-style-complex="normal" style:font-weight-complex="normal"/>
    </style:style>
    <style:style style:name="P6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714bf" officeooo:paragraph-rsid="005714bf" fo:background-color="transparent" style:font-style-asian="normal" style:font-weight-asian="normal" style:font-style-complex="normal" style:font-weight-complex="normal"/>
    </style:style>
    <style:style style:name="P6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c12c" officeooo:paragraph-rsid="00552c94" fo:background-color="transparent" style:font-style-asian="normal" style:font-weight-asian="normal" style:font-style-complex="normal" style:font-weight-complex="normal"/>
    </style:style>
    <style:style style:name="P70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4de8e0" officeooo:paragraph-rsid="004de8e0" fo:background-color="transparent" style:font-style-asian="normal" style:font-weight-asian="bold" style:font-style-complex="normal" style:font-weight-complex="bold"/>
    </style:style>
    <style:style style:name="P7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59e867" officeooo:paragraph-rsid="0059e867" fo:background-color="transparent" style:font-style-asian="normal" style:font-weight-asian="bold" style:font-style-complex="normal" style:font-weight-complex="bold"/>
    </style:style>
    <style:style style:name="P7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normal" officeooo:rsid="005714bf" officeooo:paragraph-rsid="005714bf" fo:background-color="transparent" style:font-style-asian="italic" style:font-weight-asian="normal" style:font-style-complex="italic" style:font-weight-complex="normal"/>
    </style:style>
    <style:style style:name="P7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normal" officeooo:rsid="0059c12c" officeooo:paragraph-rsid="0059c12c" fo:background-color="transparent" style:font-style-asian="italic" style:font-weight-asian="normal" style:font-style-complex="italic" style:font-weight-complex="normal"/>
    </style:style>
    <style:style style:name="P7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normal" officeooo:rsid="0059e867" officeooo:paragraph-rsid="0059e867" fo:background-color="transparent" style:font-style-asian="italic" style:font-weight-asian="normal" style:font-style-complex="italic" style:font-weight-complex="normal"/>
    </style:style>
    <style:style style:name="P75" style:family="paragraph" style:parent-style-name="Text_20_body" style:list-style-name="L7">
      <style:text-properties officeooo:rsid="0052d0f2" officeooo:paragraph-rsid="0054719c"/>
    </style:style>
    <style:style style:name="P76" style:family="paragraph" style:parent-style-name="Text_20_body" style:list-style-name="L7">
      <style:text-properties officeooo:rsid="0052d0f2" officeooo:paragraph-rsid="00552c94"/>
    </style:style>
    <style:style style:name="P77" style:family="paragraph" style:parent-style-name="Text_20_body" style:list-style-name="L7">
      <style:text-properties officeooo:rsid="0054719c" officeooo:paragraph-rsid="00552c94"/>
    </style:style>
    <style:style style:name="T1" style:family="text">
      <style:text-properties fo:font-variant="normal" fo:text-transform="none" fo:color="#545454" style:font-name="Liberation Serif" fo:font-size="12pt" fo:letter-spacing="normal" fo:font-style="normal" fo:font-weight="normal"/>
    </style:style>
    <style:style style:name="T2" style:family="text">
      <style:text-properties fo:font-variant="normal" fo:text-transform="none" style:font-name="Liberation Serif" fo:font-size="12pt" fo:letter-spacing="normal"/>
    </style:style>
    <style:style style:name="T3" style:family="text">
      <style:text-properties fo:font-variant="normal" fo:text-transform="none" style:font-name="Liberation Serif" fo:font-size="12pt" fo:letter-spacing="normal" officeooo:rsid="0048aafd"/>
    </style:style>
    <style:style style:name="T4" style:family="text">
      <style:text-properties fo:font-variant="normal" fo:text-transform="none" style:font-name="Liberation Serif" fo:font-size="12pt" fo:letter-spacing="normal" officeooo:rsid="0049c98b"/>
    </style:style>
    <style:style style:name="T5" style:family="text">
      <style:text-properties fo:font-variant="normal" fo:text-transform="none" style:font-name="Liberation Serif" fo:font-size="12pt" fo:letter-spacing="normal" officeooo:rsid="004f1d1f"/>
    </style:style>
    <style:style style:name="T6" style:family="text">
      <style:text-properties fo:font-variant="normal" fo:text-transform="none" style:font-name="Liberation Serif" fo:font-size="12pt" fo:letter-spacing="normal" officeooo:rsid="00505861"/>
    </style:style>
    <style:style style:name="T7" style:family="text">
      <style:text-properties fo:font-variant="normal" fo:text-transform="none" style:font-name="Liberation Serif" fo:font-size="12pt" fo:letter-spacing="normal" officeooo:rsid="0050801e"/>
    </style:style>
    <style:style style:name="T8" style:family="text">
      <style:text-properties fo:font-variant="normal" fo:text-transform="none" style:font-name="Liberation Serif" fo:font-size="12pt" fo:letter-spacing="normal" officeooo:rsid="0055e12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6bd10" style:font-weight-asian="normal" style:font-weight-complex="normal"/>
    </style:style>
    <style:style style:name="T11" style:family="text">
      <style:text-properties fo:font-weight="normal" officeooo:rsid="001cbd2a" style:font-weight-asian="normal" style:font-weight-complex="normal"/>
    </style:style>
    <style:style style:name="T12" style:family="text">
      <style:text-properties fo:font-weight="normal" officeooo:rsid="001ddf8b" style:font-weight-asian="normal" style:font-weight-complex="normal"/>
    </style:style>
    <style:style style:name="T13" style:family="text">
      <style:text-properties fo:font-weight="normal" officeooo:rsid="001f29b1" style:font-weight-asian="normal" style:font-weight-complex="normal"/>
    </style:style>
    <style:style style:name="T14" style:family="text">
      <style:text-properties fo:font-weight="normal" officeooo:rsid="0020d54a" style:font-weight-asian="normal" style:font-weight-complex="normal"/>
    </style:style>
    <style:style style:name="T15" style:family="text">
      <style:text-properties fo:font-weight="normal" officeooo:rsid="0022bf0e" style:font-weight-asian="normal" style:font-weight-complex="normal"/>
    </style:style>
    <style:style style:name="T16" style:family="text">
      <style:text-properties fo:font-weight="normal" officeooo:rsid="0023b100" style:font-weight-asian="normal" style:font-weight-complex="normal"/>
    </style:style>
    <style:style style:name="T17" style:family="text">
      <style:text-properties fo:font-weight="normal" officeooo:rsid="0026d68d" style:font-weight-asian="normal" style:font-weight-complex="normal"/>
    </style:style>
    <style:style style:name="T18" style:family="text">
      <style:text-properties fo:font-weight="normal" officeooo:rsid="002d29da" style:font-weight-asian="normal" style:font-weight-complex="normal"/>
    </style:style>
    <style:style style:name="T19" style:family="text">
      <style:text-properties fo:font-weight="normal" officeooo:rsid="0033ac6c" style:font-weight-asian="normal" style:font-weight-complex="normal"/>
    </style:style>
    <style:style style:name="T20" style:family="text">
      <style:text-properties fo:font-weight="normal" officeooo:rsid="0039b865" style:font-weight-asian="normal" style:font-weight-complex="normal"/>
    </style:style>
    <style:style style:name="T21" style:family="text">
      <style:text-properties fo:font-weight="normal" officeooo:rsid="003ade8b" style:font-weight-asian="normal" style:font-weight-complex="normal"/>
    </style:style>
    <style:style style:name="T22" style:family="text">
      <style:text-properties fo:font-weight="normal" officeooo:rsid="003c4e66" style:font-weight-asian="normal" style:font-weight-complex="normal"/>
    </style:style>
    <style:style style:name="T23" style:family="text">
      <style:text-properties fo:font-weight="normal" officeooo:rsid="005b7f12" style:font-weight-asian="normal" style:font-weight-complex="normal"/>
    </style:style>
    <style:style style:name="T24" style:family="text">
      <style:text-properties fo:font-weight="normal" officeooo:rsid="005b90d3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6bd10" style:font-weight-asian="bold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06bd10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385d26" style:font-style-asian="italic" style:font-weight-asian="normal" style:font-style-complex="italic" style:font-weight-complex="normal"/>
    </style:style>
    <style:style style:name="T30" style:family="text">
      <style:text-properties officeooo:rsid="00097cd0"/>
    </style:style>
    <style:style style:name="T31" style:family="text">
      <style:text-properties fo:font-size="14pt" fo:font-weight="bold" officeooo:rsid="0006bd10" style:font-size-asian="14pt" style:font-weight-asian="bold" style:font-size-complex="14pt" style:font-weight-complex="bold"/>
    </style:style>
    <style:style style:name="T32" style:family="text">
      <style:text-properties officeooo:rsid="000f4e73"/>
    </style:style>
    <style:style style:name="T33" style:family="text">
      <style:text-properties style:font-name="Liberation Serif" officeooo:rsid="0004d6c3"/>
    </style:style>
    <style:style style:name="T34" style:family="text">
      <style:text-properties style:font-name="Liberation Serif" fo:font-weight="normal" officeooo:rsid="0026d68d" style:font-weight-asian="normal" style:font-weight-complex="normal"/>
    </style:style>
    <style:style style:name="T35" style:family="text">
      <style:text-properties style:font-name="Liberation Serif" fo:font-weight="bold" officeooo:rsid="0026df21" style:font-weight-asian="bold" style:font-weight-complex="bold"/>
    </style:style>
    <style:style style:name="T36" style:family="text">
      <style:text-properties officeooo:rsid="0022bf0e"/>
    </style:style>
    <style:style style:name="T37" style:family="text">
      <style:text-properties officeooo:rsid="0025c518"/>
    </style:style>
    <style:style style:name="T38" style:family="text">
      <style:text-properties officeooo:rsid="00398e18"/>
    </style:style>
    <style:style style:name="T39" style:family="text">
      <style:text-properties officeooo:rsid="0048aa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ředstavitelé samizdatové a exil. Literatury</text:p>
      <text:h text:style-name="P16" text:outline-level="1" text:is-list-header="true">Bohumil <text:span text:style-name="T30">H</text:span>rabal</text:h>
      <text:list xml:id="list2283936939" text:style-name="L1">
        <text:list-item>
          <text:p text:style-name="P26">prozaik, publicista</text:p>
        </text:list-item>
        <text:list-item>
          <text:p text:style-name="P24"><text:span text:style-name="T33">psal povídky, novely a specificky lyrizované pr</text:span><text:span text:style-name="T1">ó</text:span><text:span text:style-name="T33">zy</text:span></text:p>
          <text:p text:style-name="P25"/>
          <text:p text:style-name="P27">Tvorba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">Perlička na dně,</text:p>
                        </text:list-item>
                        <text:list-item>
                          <text:p text:style-name="P28">Pábitelé </text:p>
                        </text:list-item>
                        <text:list-item>
                          <text:p text:style-name="P39">Ostře sledované vlaky </text:p>
                        </text:list-item>
                        <text:list-item>
                          <text:p text:style-name="P39">Obsluhoval jsem anglického krále</text:p>
                        </text:list-item>
                        <text:list-item>
                          <text:p text:style-name="P29">Morytáty a legendy</text:p>
                        </text:list-item>
                        <text:list-item>
                          <text:p text:style-name="P29"><text:s/>Městečko, kde zastavil ča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10"><text:s/>vytvořil typ pábitele: </text:span><text:span text:style-name="T28">postavy z okraje společnosti, lidového vypravěče, který miluje život a je nabit událostmi svého života a se značnou fantazií a potěšením ochotně vypráví své přílohy jako posedlý svým nespoutaným, nekonečným hovorem se sám stává hrdinou.</text:span></text:p>
      <text:h text:style-name="P17" text:outline-level="1" text:is-list-header="true">Vladimír Páral</text:h>
      <text:list xml:id="list2197361654" text:style-name="L2">
        <text:list-item>
          <text:p text:style-name="P45"><text:span text:style-name="T32">v</text:span>stupuje do lit. Světa v 60. letech</text:p>
        </text:list-item>
        <text:list-item>
          <text:p text:style-name="P45">popisuje život v nudě a pasivitě</text:p>
        </text:list-item>
        <text:list-item>
          <text:p text:style-name="P30">v díle: odhaluje důsledky protekcí, korupcí a moci založené na funkcích</text:p>
        </text:list-item>
        <text:list-item>
          <text:p text:style-name="P41">tématicky čerpá z prostředí severočeských chemiček</text:p>
        </text:list-item>
        <text:list-item>
          <text:p text:style-name="P31">chemik a spisovatel z povolání</text:p>
        </text:list-item>
      </text:list>
      <text:p text:style-name="P5"/>
      <text:p text:style-name="P2"><text:tab/><text:span text:style-name="T31">Tvorba:</text:span><text:span text:style-name="T26"> </text:span></text:p>
      <text:list xml:id="list212737551753837" text:continue-list="list228393693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6"><text:span text:style-name="T10">V</text:span><text:span text:style-name="T9">eletrh splněných přání (pa</text:span><text:span text:style-name="T14">tř</text:span><text:span text:style-name="T9">í k tzv. Čern</text:span><text:span text:style-name="T24">á</text:span><text:span text:style-name="T9"> p</text:span><text:span text:style-name="T23">en</text:span><text:span text:style-name="T9">t</text:span><text:span text:style-name="T23">a</text:span><text:span text:style-name="T9">logii)</text:span></text:p>
                        </text:list-item>
                        <text:list-item>
                          <text:p text:style-name="P47"><text:span text:style-name="T10">S</text:span><text:span text:style-name="T9">oukromá vichřice</text:span></text:p>
                        </text:list-item>
                        <text:list-item>
                          <text:p text:style-name="P47"><text:span text:style-name="T25">Katapult</text:span><text:span text:style-name="T9"> </text:span><text:span text:style-name="T11">(Jacek </text:span><text:span text:style-name="T12">J</text:span><text:span text:style-name="T11">ošt, </text:span><text:span text:style-name="T13">mladý chemik</text:span><text:span text:style-name="T11">, l</text:span><text:span text:style-name="T13">é</text:span><text:span text:style-name="T11">tá od ženy k ženě a nakonec se vrátí k rodině)</text:span></text:p>
                        </text:list-item>
                        <text:list-item>
                          <text:p text:style-name="P42"><text:soft-page-break/>Milenci a vrazi <text:span text:style-name="T36">(</text:span><text:span text:style-name="T15">odehrává se v chemičce; </text:span><text:span text:style-name="T16">postupné získávání lepšího místa v práci; hlavní postava Borek Trojan</text:span></text:p>
                        </text:list-item>
                        <text:list-item>
                          <text:p text:style-name="P32">Profesionální žena</text:p>
                          <text:p text:style-name="P40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V 70. letech se tvorba přizpůsobila dobovým po<text:span text:style-name="T37">ž</text:span>adavkům vydán román <text:span text:style-name="T25">Mladý muž a bílá velryba</text:span> <text:span text:style-name="T25">(první kladný hrdina)</text:span></text:p>
      <text:p text:style-name="P6"><text:span text:style-name="T17">V 80. letech se zabýval </text:span><text:span text:style-name="T34">věděcko-fantastickou pr</text:span><text:span text:style-name="T1">ó</text:span><text:span text:style-name="T34">zou: </text:span><text:span text:style-name="T35">Pokučené A-ZZ, Romeo a Julie 2300, Válka s mnohozvířetem</text:span></text:p>
      <text:p text:style-name="P8"/>
      <text:h text:style-name="P18" text:outline-level="1" text:is-list-header="true">Ludvík Vaculík</text:h>
      <text:list xml:id="list2206192610" text:style-name="L3">
        <text:list-item>
          <text:p text:style-name="P48">prozaik a publicista</text:p>
        </text:list-item>
        <text:list-item>
          <text:p text:style-name="P48">nejpopulárnější jsou jeho fejetony</text:p>
        </text:list-item>
        <text:list-item>
          <text:p text:style-name="P49">obrovský ohlas měl jeho projev na sjezdu spisovatelů v r. 1967, byl vyloučen z KSČ a ztratil zaměstnání</text:p>
          <text:p text:style-name="P49"/>
          <text:p text:style-name="P23"><text:span text:style-name="T31">Tvorba:</text:span><text:span text:style-name="T26">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0"><text:span text:style-name="T10">S</text:span><text:span text:style-name="T9">ekyra</text:span></text:p>
                        </text:list-item>
                        <text:list-item>
                          <text:p text:style-name="P51"><text:span text:style-name="T26">Č</text:span><text:span text:style-name="T25">eský snář </text:span><text:span text:style-name="T9">(deníkové záznamy</text:span><text:span text:style-name="T18">)</text:span></text:p>
                        </text:list-item>
                        <text:list-item>
                          <text:p text:style-name="P33">Jak se dělá chlape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9" text:outline-level="1" text:is-list-header="true">Pavel Kohout</text:h>
      <text:list xml:id="list1682102866" text:style-name="L4">
        <text:list-item>
          <text:p text:style-name="P52">dramatik, prozaik, básník. Publicista, scénárista</text:p>
        </text:list-item>
        <text:list-item>
          <text:p text:style-name="P53">musel emigrovat(Vídeň)</text:p>
        </text:list-item>
      </text:list>
      <text:p text:style-name="P7"/>
      <text:p text:style-name="P12"><text:span text:style-name="T31"><text:tab/>Tvorba:</text:span><text:span text:style-name="T26"> </text:span></text:p>
      <text:list xml:id="list212736321416159" text:continue-list="list21273755175383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Verše a písně a Čas lásky boje- naivní, povrchní verše </text:p>
                          <text:p text:style-name="P54">př.:Jednou rukou píše v druhé držím revolver</text:p>
                        </text:list-item>
                        <text:list-item>
                          <text:p text:style-name="P35">Taková láska</text:p>
                        </text:list-item>
                        <text:list-item>
                          <text:p text:style-name="P56"><text:span text:style-name="T9">Život v tichém domě (tři aktovky: </text:span><text:span text:style-name="T19">Válka ve 3. poschodí, Pech pod Střechou, požár v Suterénu</text:span><text:span text:style-name="T9">)</text:span></text:p>
                        </text:list-item>
                        <text:list-item>
                          <text:p text:style-name="P36">Kde je zakopán pes</text:p>
                        </text:list-item>
                        <text:list-item>
                          <text:p text:style-name="P36">Sněžím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h text:style-name="P20" text:outline-level="1" text:is-list-header="true"><text:soft-page-break/>Milan Kundera</text:h>
      <text:list xml:id="list3754180253" text:style-name="L5">
        <text:list-item>
          <text:p text:style-name="P57">Prozaik, básník, dramatik, publicista, překladatel</text:p>
        </text:list-item>
        <text:list-item>
          <text:p text:style-name="P58">od 1970 nesměl u nás publikovat, v zahraničí náš neúspěšnější spisovatel</text:p>
        </text:list-item>
      </text:list>
      <text:p text:style-name="P15"/>
      <text:p text:style-name="P13"><text:span text:style-name="T31"><text:tab/>Tvorba:</text:span><text:span text:style-name="T26"> </text:span></text:p>
      <text:list xml:id="list212737414798203" text:continue-list="list21273632141615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Člověk, zahrada širá</text:p>
                        </text:list-item>
                        <text:list-item>
                          <text:p text:style-name="P59"><text:span text:style-name="T25">Směšné lásky</text:span><text:span text:style-name="T9">- nejlepší povídky</text:span></text:p>
                          <text:p text:style-name="P59"><text:span text:style-name="T29">př.: </text:span><text:span text:style-name="T27">povídka Falešný autostop: dívka hraje stopařku a chlapec dotěrného řidič. Oba to přeženou, pohádají se a rozejdou</text:span></text:p>
                        </text:list-item>
                        <text:list-item>
                          <text:p text:style-name="P43">Ž<text:span text:style-name="T38">ert </text:span></text:p>
                          <text:p text:style-name="P55"><text:span text:style-name="T22">př.: </text:span><text:span text:style-name="T20">Zemánek, pošle dopis, kde si dělá srandu s KSČ. Dopis uvidí jeho přítel a udá ho. Zemánek se chce pomstít, že se vyspí </text:span><text:span text:style-name="T21">s přítelovou ženou</text:span></text:p>
                        </text:list-item>
                        <text:list-item>
                          <text:p text:style-name="P60"><text:span text:style-name="T21">Ž</text:span><text:span text:style-name="T9">ivot je jinde, Valčík na rozloučenou a Nesnesitelné lehkost bytí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1" text:outline-level="1" text:is-list-header="true">Josef Škvorecký</text:h>
      <text:list xml:id="list4235849544" text:style-name="L6">
        <text:list-item>
          <text:p text:style-name="P61">Prozaik, <text:s/>básník, filmový scénarista</text:p>
        </text:list-item>
        <text:list-item>
          <text:p text:style-name="P44">nakladatelství 68 </text:p>
        </text:list-item>
        <text:list-item>
          <text:p text:style-name="P38">profesor v Torontu</text:p>
          <text:p text:style-name="P38"/>
        </text:list-item>
      </text:list>
      <text:p text:style-name="P14"><text:span text:style-name="T31"><text:tab/>Tvorba:</text:span><text:span text:style-name="T26"> </text:span></text:p>
      <text:list xml:id="list212737675418361" text:continue-list="list21273741479820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2">Prima se<text:span text:style-name="T39">z</text:span><text:span text:style-name="T2">ó</text:span><text:span text:style-name="T3">na </text:span></text:p>
                        </text:list-item>
                        <text:list-item>
                          <text:p text:style-name="P64"><text:span text:style-name="T2">Tankový prapor (</text:span><text:span text:style-name="T4">postava: </text:span><text:span text:style-name="T2">Dan Smiřický)</text:span></text:p>
                        </text:list-item>
                        <text:list-item>
                          <text:p text:style-name="P67">Mirákl</text:p>
                        </text:list-item>
                        <text:list-item>
                          <text:p text:style-name="P67">Příběh inženýra lidských duší</text:p>
                        </text:list-item>
                        <text:list-item>
                          <text:p text:style-name="P70">Lvíče </text:p>
                          <text:p text:style-name="P65"><text:span text:style-name="T2">př.: Karel Leden a Vašek Žamberk se setkají s Lenkou Stříbrnou. Lenka odmítá Karla a t</text:span><text:span text:style-name="T6">a</text:span><text:span text:style-name="T2"> se později zasnoubí s Vaškem. Setkávají se na služeb</text:span><text:span text:style-name="T7">n</text:span><text:span text:style-name="T2">ím večírku, kde Lenka Stříbrná zabije sv</text:span><text:span text:style-name="T5">é</text:span><text:span text:style-name="T2">h</text:span><text:span text:style-name="T5">o</text:span><text:span text:style-name="T2"> šéf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2" text:outline-level="1" text:is-list-header="true"/>
      <text:p text:style-name="P10"/>
      <text:p text:style-name="P10"/>
      <text:h text:style-name="P22" text:outline-level="1" text:is-list-header="true"><text:soft-page-break/>Eva Kantůrková</text:h>
      <text:list xml:id="list546169820" text:style-name="L7">
        <text:list-item>
          <text:p text:style-name="P75">Prozaička a věnovala se publistice</text:p>
        </text:list-item>
        <text:list-item>
          <text:p text:style-name="P77">obžalována z rozvracení republiky</text:p>
          <text:p text:style-name="P76"/>
          <text:p text:style-name="P76"><text:s/><text:span text:style-name="T31"><text:tab/>Tvorba:</text:span><text:span text:style-name="T26">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3"><text:span text:style-name="T3">J</text:span><text:span text:style-name="T2">en si tak maličko povyskočil</text:span></text:p>
                          <text:p text:style-name="P66"><text:span text:style-name="T8">p</text:span><text:span text:style-name="T2">ř.: rozklad tradic vesnického života</text:span></text:p>
                        </text:list-item>
                        <text:list-item>
                          <text:p text:style-name="P68">Smuteční slavnost, Po potopě</text:p>
                        </text:list-item>
                        <text:list-item>
                          <text:p text:style-name="P68">Nulový bod a Pozůstalost pana Abela</text:p>
                          <text:p text:style-name="P72">pojednává o milostných pokusech stárnoucího muže</text:p>
                        </text:list-item>
                        <text:list-item>
                          <text:p text:style-name="P69">Černá hvězda</text:p>
                          <text:p text:style-name="P73">zachycuje komunistické novináře v ČSR</text:p>
                        </text:list-item>
                        <text:list-item>
                          <text:p text:style-name="P71">Přítelkyně z domu smutku</text:p>
                          <text:p text:style-name="P74">soustředila se na popis vztahů mezi vězeňkyněmi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9:46:22.756000000</meta:creation-date>
    <dc:date>2019-03-06T21:27:35.580000000</dc:date>
    <meta:editing-duration>PT1H24M34S</meta:editing-duration>
    <meta:editing-cycles>84</meta:editing-cycles>
    <meta:generator>LibreOffice/5.4.6.2$Windows_X86_64 LibreOffice_project/4014ce260a04f1026ba855d3b8d91541c224eab8</meta:generator>
    <meta:document-statistic meta:table-count="0" meta:image-count="0" meta:object-count="0" meta:page-count="4" meta:paragraph-count="83" meta:word-count="540" meta:character-count="3174" meta:non-whitespace-character-count="2758"/>
  </office:meta>
</office:document-meta>
</file>